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169f1" officeooo:paragraph-rsid="001169f1" fo:background-color="#66ccff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169f1" officeooo:paragraph-rsid="001169f1" fo:background-color="#00ff66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bil Habibi</text:p>
      <text:p text:style-name="P1"/>
      <text:p text:style-name="P1"/>
      <text:p text:style-name="P2">Love yo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2:11:56.415585133</meta:creation-date>
    <dc:date>2017-04-15T12:13:23.931377454</dc:date>
    <meta:editing-duration>PT1M28S</meta:editing-duration>
    <meta:editing-cycles>1</meta:editing-cycles>
    <meta:document-statistic meta:table-count="0" meta:image-count="0" meta:object-count="0" meta:page-count="1" meta:paragraph-count="2" meta:word-count="4" meta:character-count="20" meta:non-whitespace-character-count="18"/>
    <meta:generator>LibreOffice/5.1.6.2$Linux_X86_64 LibreOffice_project/10m0$Build-2</meta:generator>
  </office:meta>
</office:document-meta>
</file>